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089f" officeooo:paragraph-rsid="0007089f"/>
    </style:style>
    <style:style style:name="P2" style:family="paragraph" style:parent-style-name="Standard">
      <style:text-properties officeooo:rsid="0007089f" officeooo:paragraph-rsid="0007089f"/>
    </style:style>
    <style:style style:name="T1" style:family="text">
      <style:text-properties officeooo:rsid="00075d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tki:<text:line-break/><text:line-break/>Optymalizacja rysowania obrazków:</text:p>
      <text:p text:style-name="P1">Wcześniej w aplikacji każda komórka automatu posiadała metodę getSprite() w której tworzona była zmienna zawierająca odpowiedni obrazek. Gdy wprowadziłem komórkę lasu która rysowana jest bardzo wiele razy na kanwie, optymalizacja bardzo się pogorszyła. Solucją tego problemu było stworzenie w funkcji draw() rysującej obiekty na kanwie stałych const z odpowiednimi obrazkami. Zamiast tysięcy zmiennych ładujących obrazek przy każdym wywoływaniu metody getSprite(), aplikacja posiada parę stałych które wywołują się setki razy mniej przy inicjacji funkcji draw<text:span text:style-name="T1">().<text:line-break/><text:line-break/>Optymalizacja logiki przydzielania stanów komórek:<text:line-break/>Stworzenie zmiennych przydzielanych na rozpoczęciu operacji związanych z każdą komórką które przyjmują ilość komórek o określonym stanie będącymi sąsiadami komórki nad którym aktualnie są wykonywane operacji. To zamiast używania funkcji this.countSurroundingCellsWithValue() w każdym warunku pozwoliło polepszyć ilość klatek na sekundę podczas generacji o około 5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2T13:14:57.232000000</meta:creation-date>
    <dc:date>2021-11-24T14:25:02.801000000</dc:date>
    <meta:editing-duration>PT9M51S</meta:editing-duration>
    <meta:editing-cycles>2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2" meta:word-count="128" meta:character-count="1022" meta:non-whitespace-character-count="894"/>
  </office:meta>
</office:document-meta>
</file>